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24-02-22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23-01-25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22-01-25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21-01-2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20-02-03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19-02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18-02-0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17-02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16-01-27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15-01-2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14-01-29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13-01-2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12-01-25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11-02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10-01-28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0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08-01-30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0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06-01-18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0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9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7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50106025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